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1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ce1"/>
        <table:table-row table:style-name="ro1">
          <table:table-cell office:value-type="string">
            <text:p>Issue</text:p>
          </table:table-cell>
          <table:table-cell table:style-name="Default" office:value-type="string">
            <text:p>Begin Date</text:p>
          </table:table-cell>
          <table:table-cell table:style-name="Default" office:value-type="string">
            <text:p>End Date</text:p>
          </table:table-cell>
        </table:table-row>
        <table:table-row table:style-name="ro2">
          <table:table-cell office:value-type="string">
            <text:p>Installation of Mongo DB, Tomcat, Java and Development Tool</text:p>
          </table:table-cell>
          <table:table-cell office:value-type="date" office:date-value="2016-06-24">
            <text:p>06/24/16</text:p>
          </table:table-cell>
          <table:table-cell office:value-type="date" office:date-value="2016-07-01">
            <text:p>07/01/16</text:p>
          </table:table-cell>
        </table:table-row>
        <table:table-row table:style-name="ro1">
          <table:table-cell office:value-type="string">
            <text:p>Build UI for Login</text:p>
          </table:table-cell>
          <table:table-cell office:value-type="date" office:date-value="2016-07-01">
            <text:p>07/01/16</text:p>
          </table:table-cell>
          <table:table-cell office:value-type="date" office:date-value="2016-07-08">
            <text:p>07/08/16</text:p>
          </table:table-cell>
        </table:table-row>
        <table:table-row table:style-name="ro1">
          <table:table-cell office:value-type="string">
            <text:p>Build UI for Logout</text:p>
          </table:table-cell>
          <table:table-cell office:value-type="date" office:date-value="2016-07-08">
            <text:p>07/08/16</text:p>
          </table:table-cell>
          <table:table-cell office:value-type="date" office:date-value="2016-07-15">
            <text:p>07/15/16</text:p>
          </table:table-cell>
        </table:table-row>
        <table:table-row table:style-name="ro2">
          <table:table-cell office:value-type="string">
            <text:p>Build HomePage</text:p>
          </table:table-cell>
          <table:table-cell office:value-type="date" office:date-value="2016-07-15">
            <text:p>07/15/16</text:p>
          </table:table-cell>
          <table:table-cell office:value-type="date" office:date-value="2016-07-22">
            <text:p>07/22/16</text:p>
          </table:table-cell>
        </table:table-row>
        <table:table-row table:style-name="ro1">
          <table:table-cell office:value-type="string">
            <text:p>Build Java code for Upload File</text:p>
          </table:table-cell>
          <table:table-cell office:value-type="date" office:date-value="2016-07-22">
            <text:p>07/22/16</text:p>
          </table:table-cell>
          <table:table-cell office:value-type="date" office:date-value="2016-07-29">
            <text:p>07/29/16</text:p>
          </table:table-cell>
        </table:table-row>
        <table:table-row table:style-name="ro1">
          <table:table-cell office:value-type="string">
            <text:p>Build Java Code for Listing File</text:p>
          </table:table-cell>
          <table:table-cell office:value-type="date" office:date-value="2016-07-29">
            <text:p>07/29/16</text:p>
          </table:table-cell>
          <table:table-cell office:value-type="date" office:date-value="2016-07-06">
            <text:p>07/06/16</text:p>
          </table:table-cell>
        </table:table-row>
        <table:table-row table:style-name="ro1">
          <table:table-cell office:value-type="string">
            <text:p>Build Java Code for Downloading File</text:p>
          </table:table-cell>
          <table:table-cell office:value-type="date" office:date-value="2016-08-06">
            <text:p>08/06/16</text:p>
          </table:table-cell>
          <table:table-cell office:value-type="date" office:date-value="2016-08-08">
            <text:p>08/08/16</text:p>
          </table:table-cell>
        </table:table-row>
        <table:table-row table:style-name="ro1">
          <table:table-cell office:value-type="string">
            <text:p>Refactoring </text:p>
          </table:table-cell>
          <table:table-cell office:value-type="date" office:date-value="2016-08-09">
            <text:p>08/09/16</text:p>
          </table:table-cell>
          <table:table-cell table:style-name="Default" office:value-type="string">
            <text:p>Ongoing</text:p>
          </table:table-cell>
        </table:table-row>
        <table:table-row table:style-name="ro1">
          <table:table-cell office:value-type="string">
            <text:p>Refactoring UI</text:p>
          </table:table-cell>
          <table:table-cell office:value-type="date" office:date-value="2016-08-09">
            <text:p>08/09/16</text:p>
          </table:table-cell>
          <table:table-cell table:style-name="Default" office:value-type="string">
            <text:p>Ongoing</text:p>
          </table:table-cell>
        </table:table-row>
        <table:table-row table:style-name="ro1">
          <table:table-cell office:value-type="string">
            <text:p>Validations </text:p>
          </table:table-cell>
          <table:table-cell office:value-type="date" office:date-value="2016-08-09">
            <text:p>08/09/16</text:p>
          </table:table-cell>
          <table:table-cell table:style-name="Default" office:value-type="string">
            <text:p>Ongoing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8/09/2016</text:date>, <text:time>18:2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18:20.34</meta:creation-date>
    <dc:date>2016-08-09T18:26:22.56</dc:date>
    <meta:editing-duration>PT8M3S</meta:editing-duration>
    <meta:editing-cycles>1</meta:editing-cycles>
    <meta:document-statistic meta:table-count="3" meta:cell-count="33" meta:object-count="0"/>
    <meta:generator>OpenOffice/4.1.2$Win32 OpenOffice.org_project/412m3$Build-9782</meta:generator>
  </office:meta>
</office:document-meta>
</file>